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34cm" fo:min-width="3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4cm" fo:min-width="3.9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4cm" fo:min-width="3.9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2cm" fo:min-width="3.945cm"/>
    </style:style>
    <style:style style:name="gr7" style:family="graphic" style:parent-style-name="standard">
      <style:graphic-properties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4cm" fo:min-width="3.945cm"/>
    </style:style>
    <style:style style:name="gr9" style:family="graphic" style:parent-style-name="standard">
      <style:graphic-properties draw:stroke="none" svg:stroke-color="#000000" draw:fill="none" draw:fill-color="#ffffff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9cm" fo:min-width="3.945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9cm" fo:min-width="3.94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Courier New'" style:font-family-generic="modern" style:font-pitch="fixed" fo:font-size="8pt"/>
    </style:style>
    <style:style style:name="P6" style:family="paragraph">
      <style:paragraph-properties fo:margin-left="0cm" fo:margin-right="0cm" fo:text-align="center" fo:text-indent="0cm"/>
      <style:text-properties fo:font-size="10pt" fo:font-style="italic"/>
    </style:style>
    <style:style style:name="P7" style:family="paragraph">
      <style:paragraph-properties fo:margin-left="0cm" fo:margin-right="0cm" fo:text-indent="0cm" style:text-autospace="none"/>
    </style:style>
    <style:style style:name="T1" style:family="text">
      <style:text-properties fo:font-size="10pt"/>
    </style:style>
    <style:style style:name="T2" style:family="text">
      <style:text-properties fo:color="#000000" style:text-outline="false" style:text-line-through-style="none" fo:font-family="'Courier New'" style:font-family-generic="modern" style:font-pitch="fixed" fo:font-size="8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3" style:family="text">
      <style:text-properties fo:font-family="'Courier New'" style:font-family-generic="modern" style:font-pitch="fixed" fo:font-size="8pt"/>
    </style:style>
    <style:style style:name="T4" style:family="text">
      <style:text-properties fo:font-size="10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2" draw:layer="layout" svg:width="5.715cm" svg:height="4.445cm" svg:x="0.635cm" svg:y="19.05cm">
            <text:p text:style-name="P1"><text:span text:style-name="T1">NoteInput</text:span></text:p>
          </draw:rect>
          <draw:line draw:style-name="gr2" draw:text-style-name="P3" draw:layer="layout" svg:x1="0.635cm" svg:y1="19.719cm" svg:x2="6.35cm" svg:y2="19.719cm">
            <text:p text:style-name="P4"/>
          </draw:line>
          <draw:frame draw:style-name="gr3" draw:text-style-name="P5" draw:layer="layout" svg:width="5.715cm" svg:height="3.659cm" svg:x="0.635cm" svg:y="19.711cm">
            <draw:text-box>
              <text:p text:style-name="P4"><text:span text:style-name="T2">Patch getPatch()</text:span></text:p>
              <text:p text:style-name="P4"><text:span text:style-name="T2">Articulation getArticulation()</text:span></text:p>
              <text:p text:style-name="P4"><text:span text:style-name="T2">MidiChannel getMidiChannel()</text:span></text:p>
              <text:p text:style-name="P4"><text:span text:style-name="T2">int getNote()</text:span></text:p>
              <text:p text:style-name="P4"><text:span text:style-name="T2">int getTriggerNote()</text:span></text:p>
              <text:p text:style-name="P4"><text:span text:style-name="T2">Oscillator getOscillator()</text:span></text:p>
              <text:p text:style-name="P4"><text:span text:style-name="T2">Params getSynthParams()</text:span></text:p>
              <text:p text:style-name="P4"><text:span text:style-name="T2">NoteInput getLinkedNoteInput()</text:span></text:p>
              <text:p text:style-name="P4"><text:span text:style-name="T2">release()</text:span></text:p>
              <text:p text:style-name="P4"><text:span text:style-name="T2">isSostenuto()</text:span></text:p>
              <text:p text:style-name="P4"><text:span text:style-name="T2"/></text:p>
            </draw:text-box>
          </draw:frame>
        </draw:g>
        <draw:g>
          <draw:rect draw:style-name="gr1" draw:text-style-name="P2" draw:layer="layout" svg:width="5.08cm" svg:height="2.54cm" svg:x="0.635cm" svg:y="12.7cm">
            <text:p text:style-name="P1"><text:span text:style-name="T1">Oscillator</text:span></text:p>
          </draw:rect>
          <draw:line draw:style-name="gr2" draw:text-style-name="P3" draw:layer="layout" svg:x1="0.635cm" svg:y1="13.369cm" svg:x2="5.715cm" svg:y2="13.369cm">
            <text:p text:style-name="P4"/>
          </draw:line>
          <draw:frame draw:style-name="gr4" draw:text-style-name="P5" draw:layer="layout" svg:width="5.08cm" svg:height="1.879cm" svg:x="0.635cm" svg:y="13.361cm">
            <draw:text-box>
              <text:p text:style-name="P4"><text:span text:style-name="T3">convert(AudioBuffer,</text:span></text:p>
              <text:p text:style-name="P4"><text:span text:style-name="T3"><text:s text:c="3"/></text:span><text:span text:style-name="T3">double sampleRateFactor)</text:span></text:p>
              <text:p text:style-name="P4"><text:span text:style-name="T3"/></text:p>
              <text:p text:style-name="P4"><text:span text:style-name="T3">release()</text:span></text:p>
              <text:p text:style-name="P4"><text:span text:style-name="T3">boolean endReached()</text:span></text:p>
            </draw:text-box>
          </draw:frame>
        </draw:g>
        <draw:g>
          <draw:g>
            <draw:rect draw:style-name="gr1" draw:text-style-name="P6" draw:layer="layout" svg:width="5.08cm" svg:height="2.54cm" svg:x="12.065cm" svg:y="0.582cm">
              <text:p text:style-name="P1"><text:span text:style-name="T4">Patch</text:span></text:p>
            </draw:rect>
            <draw:line draw:style-name="gr2" draw:text-style-name="P3" draw:layer="layout" svg:x1="12.065cm" svg:y1="1.251cm" svg:x2="17.145cm" svg:y2="1.251cm">
              <text:p text:style-name="P4"/>
            </draw:line>
            <draw:frame draw:style-name="gr5" draw:text-style-name="P5" draw:layer="layout" svg:width="5.08cm" svg:height="1.932cm" svg:x="12.065cm" svg:y="1.243cm">
              <draw:text-box>
                <text:p text:style-name="P4"><text:span text:style-name="T3">int getBank()</text:span></text:p>
                <text:p text:style-name="P4"><text:span text:style-name="T3">int getProgram()</text:span></text:p>
                <text:p text:style-name="P4"><text:span text:style-name="T3">boolean isSelfExclusive()</text:span></text:p>
                <text:p text:style-name="P4"><text:span text:style-name="T3">getRootKey()</text:span></text:p>
                <text:p text:style-name="P4"><text:span text:style-name="T3">getExclusiveLevel()</text:span></text:p>
                <text:p text:style-name="P4"><text:span text:style-name="T3"/></text:p>
              </draw:text-box>
            </draw:frame>
          </draw:g>
        </draw:g>
        <draw:g>
          <draw:rect draw:style-name="gr1" draw:text-style-name="P6" draw:layer="layout" svg:width="3.81cm" svg:height="1.905cm" svg:x="0.635cm" svg:y="15.875cm">
            <text:p text:style-name="P1"><text:span text:style-name="T4">AudioInput</text:span></text:p>
          </draw:rect>
          <draw:line draw:style-name="gr2" draw:text-style-name="P3" draw:layer="layout" svg:x1="0.635cm" svg:y1="16.544cm" svg:x2="4.445cm" svg:y2="16.544cm">
            <text:p text:style-name="P4"/>
          </draw:line>
          <draw:frame draw:style-name="gr5" draw:text-style-name="P5" draw:layer="layout" svg:width="3.81cm" svg:height="1.119cm" svg:x="0.635cm" svg:y="16.536cm">
            <draw:text-box>
              <text:p text:style-name="P4"><text:span text:style-name="T3">read(AudioBuffer)</text:span></text:p>
              <text:p text:style-name="P4"><text:span text:style-name="T3">boolean done()</text:span></text:p>
            </draw:text-box>
          </draw:frame>
        </draw:g>
        <draw:g>
          <draw:g>
            <draw:rect draw:style-name="gr1" draw:text-style-name="P6" draw:layer="layout" svg:width="3.81cm" svg:height="1.905cm" svg:x="5.08cm" svg:y="15.875cm">
              <text:p text:style-name="P1"><text:span text:style-name="T4">Renderable</text:span></text:p>
            </draw:rect>
            <draw:line draw:style-name="gr2" draw:text-style-name="P3" draw:layer="layout" svg:x1="5.08cm" svg:y1="16.544cm" svg:x2="8.89cm" svg:y2="16.544cm">
              <text:p text:style-name="P4"/>
            </draw:line>
            <draw:frame draw:style-name="gr5" draw:text-style-name="P5" draw:layer="layout" svg:width="3.81cm" svg:height="1.119cm" svg:x="5.08cm" svg:y="16.536cm">
              <draw:text-box>
                <text:p text:style-name="P4"><text:span text:style-name="T3">render(AudioTime)</text:span></text:p>
                <text:p text:style-name="P4"><text:span text:style-name="T3">boolean already</text:span></text:p>
                <text:p text:style-name="P4"><text:span text:style-name="T3"><text:s text:c="2"/></text:span><text:span text:style-name="T3">Rendered(AudioTime)</text:span></text:p>
              </draw:text-box>
            </draw:frame>
          </draw:g>
        </draw:g>
        <draw:g>
          <draw:g>
            <draw:rect draw:style-name="gr1" draw:text-style-name="P6" draw:layer="layout" svg:width="5.08cm" svg:height="1.905cm" svg:x="0.635cm" svg:y="3.175cm">
              <text:p text:style-name="P1"><text:span text:style-name="T4">MidiIn</text:span></text:p>
            </draw:rect>
            <draw:line draw:style-name="gr2" draw:text-style-name="P3" draw:layer="layout" svg:x1="0.635cm" svg:y1="3.8cm" svg:x2="5.715cm" svg:y2="3.8cm">
              <text:p text:style-name="P4"/>
            </draw:line>
            <draw:frame draw:style-name="gr6" draw:text-style-name="P5" draw:layer="layout" svg:width="5.08cm" svg:height="1.631cm" svg:x="0.635cm" svg:y="3.793cm">
              <draw:text-box>
                <text:p text:style-name="P4"><text:span text:style-name="T3">addListener(MidiIn.Listener)</text:span></text:p>
                <text:p text:style-name="P4"><text:span text:style-name="T3">int getDeviceIndex()</text:span></text:p>
                <text:p text:style-name="P4"><text:span text:style-name="T3">close()</text:span></text:p>
                <text:p text:style-name="P4"><text:span text:style-name="T3"/></text:p>
                <text:p text:style-name="P4"><text:span text:style-name="T3"/></text:p>
              </draw:text-box>
            </draw:frame>
          </draw:g>
        </draw:g>
        <draw:g>
          <draw:g>
            <draw:rect draw:style-name="gr1" draw:text-style-name="P6" draw:layer="layout" svg:width="5.08cm" svg:height="1.905cm" svg:x="0.635cm" svg:y="0.635cm">
              <text:p text:style-name="P1"><text:span text:style-name="T4">AdjustableAudioClock</text:span></text:p>
            </draw:rect>
            <draw:line draw:style-name="gr2" draw:text-style-name="P3" draw:layer="layout" svg:x1="0.635cm" svg:y1="1.304cm" svg:x2="5.715cm" svg:y2="1.304cm">
              <text:p text:style-name="P4"/>
            </draw:line>
            <draw:frame draw:style-name="gr5" draw:text-style-name="P5" draw:layer="layout" svg:width="5.08cm" svg:height="1.119cm" svg:x="0.635cm" svg:y="1.296cm">
              <draw:text-box>
                <text:p text:style-name="P4"><text:span text:style-name="T3">setTimeOffset(AudioTime)</text:span></text:p>
                <text:p text:style-name="P7"><text:span text:style-name="T2">AudioTime getTimeOffset()</text:span></text:p>
              </draw:text-box>
            </draw:frame>
          </draw:g>
        </draw:g>
        <draw:line draw:style-name="gr7" draw:text-style-name="P3" draw:layer="layout" svg:x1="5.715cm" svg:y1="19.05cm" svg:x2="5.715cm" svg:y2="17.78cm">
          <text:p text:style-name="P4"/>
        </draw:line>
        <draw:g>
          <draw:rect draw:style-name="gr1" draw:text-style-name="P6" draw:layer="layout" svg:width="5.08cm" svg:height="4.465cm" svg:x="6.985cm" svg:y="19.03cm">
            <text:p text:style-name="P1"><text:span text:style-name="T4">SoundBank</text:span></text:p>
          </draw:rect>
          <draw:line draw:style-name="gr2" draw:text-style-name="P3" draw:layer="layout" svg:x1="6.985cm" svg:y1="19.699cm" svg:x2="12.065cm" svg:y2="19.699cm">
            <text:p text:style-name="P4"/>
          </draw:line>
          <draw:frame draw:style-name="gr8" draw:text-style-name="P5" draw:layer="layout" svg:width="5.08cm" svg:height="2.835cm" svg:x="6.985cm" svg:y="19.691cm">
            <draw:text-box>
              <text:p text:style-name="P4"><text:span text:style-name="T3">String getName()</text:span></text:p>
              <text:p text:style-name="P4"><text:span text:style-name="T3">NoteInput createNoteInput(</text:span></text:p>
              <text:p text:style-name="P4"><text:span text:style-name="T3"><text:s text:c="8"/></text:span><text:span text:style-name="T3">AudioTime time,</text:span></text:p>
              <text:p text:style-name="P4"><text:span text:style-name="T3"><text:s text:c="8"/></text:span><text:span text:style-name="T3">MidiChannel channel,</text:span></text:p>
              <text:p text:style-name="P4"><text:span text:style-name="T3"><text:s text:c="8"/></text:span><text:span text:style-name="T3">int note, </text:span></text:p>
              <text:p text:style-name="P4"><text:span text:style-name="T3"><text:s text:c="8"/></text:span><text:span text:style-name="T3">int velocity)</text:span></text:p>
              <text:p text:style-name="P4"><text:span text:style-name="T3">List&lt;Soundbank.Bank&gt;</text:span></text:p>
              <text:p text:style-name="P4"><text:span text:style-name="T3"><text:s text:c="14"/></text:span><text:span text:style-name="T3">getBanks()</text:span></text:p>
              <text:p text:style-name="P4"><text:span text:style-name="T3"/></text:p>
            </draw:text-box>
          </draw:frame>
        </draw:g>
        <draw:line draw:style-name="gr7" draw:text-style-name="P3" draw:layer="layout" svg:x1="3.175cm" svg:y1="3.175cm" svg:x2="3.175cm" svg:y2="2.54cm">
          <text:p text:style-name="P4"/>
        </draw:line>
        <draw:line draw:style-name="gr7" draw:text-style-name="P3" draw:layer="layout" svg:x1="1.905cm" svg:y1="19.05cm" svg:x2="1.905cm" svg:y2="17.78cm">
          <text:p text:style-name="P4"/>
        </draw:line>
        <draw:frame draw:style-name="gr9" draw:layer="layout" svg:width="6.35cm" svg:height="6.985cm" svg:x="1.27cm" svg:y="17.78cm">
          <draw:text-box>
            <text:p text:style-name="P4"/>
          </draw:text-box>
        </draw:frame>
        <draw:g>
          <draw:rect draw:style-name="gr1" draw:text-style-name="P2" draw:layer="layout" svg:width="5.08cm" svg:height="5.715cm" svg:x="12.065cm" svg:y="12.7cm">
            <text:p text:style-name="P1"><text:span text:style-name="T1">Articulation</text:span></text:p>
          </draw:rect>
          <draw:line draw:style-name="gr2" draw:text-style-name="P3" draw:layer="layout" svg:x1="12.065cm" svg:y1="13.369cm" svg:x2="17.145cm" svg:y2="13.369cm">
            <text:p text:style-name="P4"/>
          </draw:line>
          <draw:frame draw:style-name="gr8" draw:text-style-name="P5" draw:layer="layout" svg:width="5.08cm" svg:height="4.641cm" svg:x="12.065cm" svg:y="13.361cm">
            <draw:text-box>
              <text:p text:style-name="P4"><text:span text:style-name="T3">MidiChannel getChannel()</text:span></text:p>
              <text:p text:style-name="P4"><text:span text:style-name="T3">Patch getPatch()</text:span></text:p>
              <text:p text:style-name="P4"><text:span text:style-name="T3"/></text:p>
              <text:p text:style-name="P4"><text:span text:style-name="T3">calculate(AudioTime)</text:span></text:p>
              <text:p text:style-name="P4"><text:span text:style-name="T3">process(AudioBuffer)</text:span></text:p>
              <text:p text:style-name="P4"><text:span text:style-name="T3">boolean endReached()</text:span></text:p>
              <text:p text:style-name="P4"><text:span text:style-name="T3"/></text:p>
              <text:p text:style-name="P4"><text:span text:style-name="T3">double getPitchOffset()</text:span></text:p>
              <text:p text:style-name="P4"><text:span text:style-name="T3">double getVolumeFactor()</text:span></text:p>
              <text:p text:style-name="P4"><text:span text:style-name="T3"/></text:p>
              <text:p text:style-name="P4"><text:span text:style-name="T3">controlChange(int ctrl, </text:span></text:p>
              <text:p text:style-name="P4"><text:span text:style-name="T3"><text:s text:c="14"/></text:span><text:span text:style-name="T3">int value)</text:span></text:p>
              <text:p text:style-name="P4"><text:span text:style-name="T3">pitchWheelChange()</text:span></text:p>
              <text:p text:style-name="P4"><text:span text:style-name="T3">release(AudioTime)</text:span></text:p>
              <text:p text:style-name="P4"><text:span text:style-name="T3"/></text:p>
            </draw:text-box>
          </draw:frame>
        </draw:g>
        <draw:g>
          <draw:rect draw:style-name="gr1" draw:text-style-name="P2" draw:layer="layout" svg:width="5.08cm" svg:height="5.08cm" svg:x="12.065cm" svg:y="3.81cm">
            <text:p text:style-name="P1"><text:span text:style-name="T1">MidiChannel</text:span></text:p>
          </draw:rect>
          <draw:line draw:style-name="gr2" draw:text-style-name="P3" draw:layer="layout" svg:x1="12.065cm" svg:y1="4.445cm" svg:x2="17.145cm" svg:y2="4.445cm">
            <text:p text:style-name="P4"/>
          </draw:line>
          <draw:frame draw:style-name="gr8" draw:text-style-name="P5" draw:layer="layout" svg:width="5.08cm" svg:height="4.34cm" svg:x="12.065cm" svg:y="4.471cm">
            <draw:text-box>
              <text:p text:style-name="P4"><text:span text:style-name="T3">init()</text:span></text:p>
              <text:p text:style-name="P4"><text:span text:style-name="T3">reset()</text:span></text:p>
              <text:p text:style-name="P4"><text:span text:style-name="T3">int getChannelNum()</text:span></text:p>
              <text:p text:style-name="P4"><text:span text:style-name="T3">int getController(int ctrl)</text:span></text:p>
              <text:p text:style-name="P4"><text:span text:style-name="T3">setControllers(int ctrl,</text:span></text:p>
              <text:p text:style-name="P4"><text:span text:style-name="T3"><text:s text:c="15"/></text:span><text:span text:style-name="T3">int value)</text:span></text:p>
              <text:p text:style-name="P4"><text:span text:style-name="T3">int getPitchWheel()</text:span></text:p>
              <text:p text:style-name="P4"><text:span text:style-name="T3">setPitchWheel(int)</text:span></text:p>
              <text:p text:style-name="P4"><text:span text:style-name="T3">getPitchWheelSensitivity()</text:span></text:p>
              <text:p text:style-name="P4"><text:span text:style-name="T3">int getBank()</text:span></text:p>
              <text:p text:style-name="P4"><text:span text:style-name="T3">int getProgram()</text:span></text:p>
              <text:p text:style-name="P4"><text:span text:style-name="T3">getChannelPressure()</text:span></text:p>
              <text:p text:style-name="P4"><text:span text:style-name="T3">boolean sustainDown()</text:span></text:p>
              <text:p text:style-name="P4"><text:span text:style-name="T3"/></text:p>
            </draw:text-box>
          </draw:frame>
        </draw:g>
        <draw:g>
          <draw:rect draw:style-name="gr1" draw:text-style-name="P2" draw:layer="layout" svg:width="5.08cm" svg:height="3.856cm" svg:x="0.635cm" svg:y="6.304cm">
            <text:p text:style-name="P1"><text:span text:style-name="T1">MidiEvent</text:span></text:p>
          </draw:rect>
          <draw:line draw:style-name="gr2" draw:text-style-name="P3" draw:layer="layout" svg:x1="0.635cm" svg:y1="6.939cm" svg:x2="5.715cm" svg:y2="6.939cm">
            <text:p text:style-name="P4"/>
          </draw:line>
          <draw:frame draw:style-name="gr8" draw:text-style-name="P5" draw:layer="layout" svg:width="5.08cm" svg:height="3.136cm" svg:x="0.635cm" svg:y="6.965cm">
            <draw:text-box>
              <text:p text:style-name="P4"><text:span text:style-name="T3">boolean isLong()</text:span></text:p>
              <text:p text:style-name="P4"><text:span text:style-name="T3">byte[] getLongData()</text:span></text:p>
              <text:p text:style-name="P4"><text:span text:style-name="T3">int getChannel()</text:span></text:p>
              <text:p text:style-name="P4"><text:span text:style-name="T3">int getData1()</text:span></text:p>
              <text:p text:style-name="P4"><text:span text:style-name="T3">int getData2()</text:span></text:p>
              <text:p text:style-name="P4"><text:span text:style-name="T3">int getStatus()</text:span></text:p>
              <text:p text:style-name="P4"><text:span text:style-name="T3">boolean isRealTimeEvent()</text:span></text:p>
              <text:p text:style-name="P4"><text:span text:style-name="T3">AudioTime getTime()</text:span></text:p>
              <text:p text:style-name="P4"><text:span text:style-name="T3">MidiIn getSource()</text:span></text:p>
              <text:p text:style-name="P4"><text:span text:style-name="T3"/></text:p>
            </draw:text-box>
          </draw:frame>
        </draw:g>
        <draw:g>
          <draw:rect draw:style-name="gr1" draw:text-style-name="P6" draw:layer="layout" svg:width="4.445cm" svg:height="1.925cm" svg:x="12.7cm" svg:y="19.03cm">
            <text:p text:style-name="P1"><text:span text:style-name="T4">SoundBank.Bank</text:span></text:p>
          </draw:rect>
          <draw:line draw:style-name="gr2" draw:text-style-name="P3" draw:layer="layout" svg:x1="12.7cm" svg:y1="19.699cm" svg:x2="17.145cm" svg:y2="19.699cm">
            <text:p text:style-name="P4"/>
          </draw:line>
          <draw:frame draw:style-name="gr10" draw:text-style-name="P5" draw:layer="layout" svg:width="4.445cm" svg:height="1.264cm" svg:x="12.7cm" svg:y="19.691cm">
            <draw:text-box>
              <text:p text:style-name="P4"><text:span text:style-name="T3">int getMidiNumber()</text:span></text:p>
              <text:p text:style-name="P4"><text:span text:style-name="T3">List&lt;Instrument&gt;</text:span></text:p>
              <text:p text:style-name="P4"><text:span text:style-name="T3"><text:s text:c="7"/></text:span><text:span text:style-name="T3">getInstruments()</text:span></text:p>
            </draw:text-box>
          </draw:frame>
        </draw:g>
        <draw:g>
          <draw:rect draw:style-name="gr1" draw:text-style-name="P6" draw:layer="layout" svg:width="4.445cm" svg:height="1.925cm" svg:x="12.7cm" svg:y="21.57cm">
            <text:p text:style-name="P1"><text:span text:style-name="T4">SoundBank.Instrument</text:span></text:p>
          </draw:rect>
          <draw:line draw:style-name="gr2" draw:text-style-name="P3" draw:layer="layout" svg:x1="12.7cm" svg:y1="22.239cm" svg:x2="17.145cm" svg:y2="22.239cm">
            <text:p text:style-name="P4"/>
          </draw:line>
          <draw:frame draw:style-name="gr10" draw:text-style-name="P5" draw:layer="layout" svg:width="4.445cm" svg:height="1.264cm" svg:x="12.7cm" svg:y="22.231cm">
            <draw:text-box>
              <text:p text:style-name="P4"><text:span text:style-name="T3">int getMidiNumber()</text:span></text:p>
              <text:p text:style-name="P4"><text:span text:style-name="T3">String getName()</text:span></text:p>
            </draw:text-box>
          </draw:frame>
        </draw:g>
        <draw:g>
          <draw:rect draw:style-name="gr1" draw:text-style-name="P6" draw:layer="layout" svg:width="3.81cm" svg:height="1.925cm" svg:x="6.35cm" svg:y="3.155cm">
            <text:p text:style-name="P1"><text:span text:style-name="T4">MidiIn.Listener</text:span></text:p>
          </draw:rect>
          <draw:line draw:style-name="gr2" draw:text-style-name="P3" draw:layer="layout" svg:x1="6.35cm" svg:y1="3.824cm" svg:x2="10.16cm" svg:y2="3.824cm">
            <text:p text:style-name="P4"/>
          </draw:line>
          <draw:frame draw:style-name="gr10" draw:text-style-name="P5" draw:layer="layout" svg:width="3.81cm" svg:height="1.264cm" svg:x="6.35cm" svg:y="3.816cm">
            <draw:text-box>
              <text:p text:style-name="P4"><text:span text:style-name="T3">midiInReceived</text:span></text:p>
              <text:p text:style-name="P4"><text:span text:style-name="T3"><text:s text:c="5"/></text:span><text:span text:style-name="T3">(MidiEvent e)</text:span></text:p>
            </draw:text-box>
          </draw:frame>
        </draw:g>
        <draw:line draw:style-name="gr11" draw:text-style-name="P3" draw:layer="layout" svg:x1="5.715cm" svg:y1="4.11cm" svg:x2="6.35cm" svg:y2="4.11cm">
          <text:p text:style-name="P4"/>
        </draw:line>
        <draw:line draw:style-name="gr11" draw:text-style-name="P3" draw:layer="layout" svg:x1="12.065cm" svg:y1="20.085cm" svg:x2="12.7cm" svg:y2="20.085cm">
          <text:p text:style-name="P4"/>
        </draw:line>
        <draw:line draw:style-name="gr11" draw:text-style-name="P3" draw:layer="layout" svg:x1="12.065cm" svg:y1="22.425cm" svg:x2="12.7cm" svg:y2="22.425cm">
          <text:p text:style-name="P4"/>
        </draw:line>
        <draw:g>
          <draw:rect draw:style-name="gr1" draw:text-style-name="P6" draw:layer="layout" svg:width="5.08cm" svg:height="1.925cm" svg:x="6.35cm" svg:y="0.615cm">
            <text:p text:style-name="P1"><text:span text:style-name="T4">AudioRendererListener</text:span></text:p>
          </draw:rect>
          <draw:line draw:style-name="gr2" draw:text-style-name="P3" draw:layer="layout" svg:x1="6.35cm" svg:y1="1.284cm" svg:x2="11.43cm" svg:y2="1.284cm">
            <text:p text:style-name="P4"/>
          </draw:line>
          <draw:frame draw:style-name="gr10" draw:text-style-name="P5" draw:layer="layout" svg:width="5.08cm" svg:height="1.264cm" svg:x="6.35cm" svg:y="1.276cm">
            <draw:text-box>
              <text:p text:style-name="P4"><text:span text:style-name="T3">newAudioSlice(</text:span></text:p>
              <text:p text:style-name="P4"><text:span text:style-name="T3"><text:s text:c="4"/></text:span><text:span text:style-name="T3">AudioTime time,</text:span></text:p>
              <text:p text:style-name="P4"><text:span text:style-name="T3"><text:s text:c="4"/></text:span><text:span text:style-name="T3">AudioTime duration)</text:span></text:p>
            </draw:text-box>
          </draw:frame>
        </draw:g>
        <draw:g>
          <draw:rect draw:style-name="gr1" draw:text-style-name="P2" draw:layer="layout" svg:width="5.08cm" svg:height="5.715cm" svg:x="6.35cm" svg:y="6.35cm">
            <text:p text:style-name="P1"><text:span text:style-name="T1">Synthesizer</text:span></text:p>
          </draw:rect>
          <draw:line draw:style-name="gr2" draw:text-style-name="P3" draw:layer="layout" svg:x1="6.35cm" svg:y1="7.019cm" svg:x2="11.43cm" svg:y2="7.019cm">
            <text:p text:style-name="P4"/>
          </draw:line>
          <draw:frame draw:style-name="gr8" draw:text-style-name="P5" draw:layer="layout" svg:width="5.08cm" svg:height="5.243cm" svg:x="6.35cm" svg:y="7.011cm">
            <draw:text-box>
              <text:p text:style-name="P4"><text:span text:style-name="T3">AudioMixer getMixer()</text:span></text:p>
              <text:p text:style-name="P4"><text:span text:style-name="T3">Soundbank getSoundbank()</text:span></text:p>
              <text:p text:style-name="P4"><text:span text:style-name="T3">int getRenderThreadCount()</text:span></text:p>
              <text:p text:style-name="P4"><text:span text:style-name="T3">MidiChannel getChannel(int)</text:span></text:p>
              <text:p text:style-name="P4"><text:span text:style-name="T3">Params getParams()</text:span></text:p>
              <text:p text:style-name="P4"><text:span text:style-name="T3">addListener(</text:span></text:p>
              <text:p text:style-name="P4"><text:span text:style-name="T3"><text:s text:c="7"/></text:span><text:span text:style-name="T3">SynthesizerListener)</text:span></text:p>
              <text:p text:style-name="P4"><text:span text:style-name="T3">AudioClock getMasterClock()</text:span></text:p>
              <text:p text:style-name="P4"><text:span text:style-name="T3">setMasterClock(AudioClock)</text:span></text:p>
              <text:p text:style-name="P4"><text:span text:style-name="T3">reset()</text:span></text:p>
              <text:p text:style-name="P4"><text:span text:style-name="T3">NoteInput getNoteFromMixer(</text:span></text:p>
              <text:p text:style-name="P4"><text:span text:style-name="T3"><text:s text:c="3"/></text:span><text:span text:style-name="T3">MidiChannel, int note)</text:span></text:p>
              <text:p text:style-name="P4"><text:span text:style-name="T3">midiInReceived(MidiEvent)</text:span></text:p>
              <text:p text:style-name="P4"><text:span text:style-name="T3">newAudioSlice(</text:span></text:p>
              <text:p text:style-name="P4"><text:span text:style-name="T3"><text:s text:c="4"/></text:span><text:span text:style-name="T3">AudioTime time,</text:span></text:p>
              <text:p text:style-name="P4"><text:span text:style-name="T3"><text:s text:c="4"/></text:span><text:span text:style-name="T3">AudioTime duration)</text:span></text:p>
              <text:p text:style-name="P4"><text:span text:style-name="T3"/></text:p>
            </draw:text-box>
          </draw:frame>
        </draw:g>
        <draw:line draw:style-name="gr7" draw:text-style-name="P3" draw:layer="layout" svg:x1="8.255cm" svg:y1="6.35cm" svg:x2="8.255cm" svg:y2="5.08cm">
          <text:p text:style-name="P4"/>
        </draw:line>
        <draw:line draw:style-name="gr7" draw:text-style-name="P3" draw:layer="layout" svg:x1="10.795cm" svg:y1="6.35cm" svg:x2="10.795cm" svg:y2="2.54cm">
          <text:p text:style-name="P4"/>
        </draw:line>
        <draw:g>
          <draw:rect draw:style-name="gr1" draw:text-style-name="P2" draw:layer="layout" svg:width="5.08cm" svg:height="1.905cm" svg:x="12.065cm" svg:y="10.16cm">
            <text:p text:style-name="P1"><text:span text:style-name="T1">Synthesizer.Params</text:span></text:p>
          </draw:rect>
          <draw:line draw:style-name="gr2" draw:text-style-name="P3" draw:layer="layout" svg:x1="12.065cm" svg:y1="10.795cm" svg:x2="17.145cm" svg:y2="10.795cm">
            <text:p text:style-name="P4"/>
          </draw:line>
          <draw:frame draw:style-name="gr12" draw:text-style-name="P5" draw:layer="layout" svg:width="5.08cm" svg:height="1.244cm" svg:x="12.065cm" svg:y="10.821cm">
            <draw:text-box>
              <text:p text:style-name="P4"><text:span text:style-name="T3">double getMasterVolume()</text:span></text:p>
              <text:p text:style-name="P4"><text:span text:style-name="T3">double getMasterTuning()</text:span></text:p>
              <text:p text:style-name="P4"><text:span text:style-name="T3"/></text:p>
            </draw:text-box>
          </draw:frame>
        </draw:g>
        <draw:line draw:style-name="gr11" draw:text-style-name="P3" draw:layer="layout" svg:x1="11.43cm" svg:y1="11.095cm" svg:x2="12.065cm" svg:y2="11.09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left" draw:auto-grow-height="false" fo:padding-top="0.125cm" fo:padding-bottom="0cm" fo:padding-left="0.25cm" fo:padding-r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3.899cm" fo:margin-left="0cm" fo:margin-right="3.556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